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1pt" fo:language="en" fo:country="US" fo:font-weight="bold" style:font-size-asian="11pt" style:font-weight-asian="bold" style:font-size-complex="11pt"/>
    </style:style>
    <style:style style:name="P2" style:family="paragraph" style:parent-style-name="Standard">
      <style:paragraph-properties fo:line-height="150%"/>
      <style:text-properties fo:language="en" fo:country="US"/>
    </style:style>
    <style:style style:name="P3" style:family="paragraph" style:parent-style-name="Standard">
      <style:paragraph-properties fo:line-height="150%"/>
      <style:text-properties fo:font-size="9pt" fo:language="en" fo:country="US" style:font-size-asian="9pt" style:font-size-complex="9pt"/>
    </style:style>
    <style:style style:name="P4" style:family="paragraph" style:parent-style-name="Standard">
      <style:paragraph-properties fo:line-height="150%" fo:text-align="justify" style:justify-single-word="false"/>
      <style:text-properties fo:font-size="9pt" fo:language="en" fo:country="US" style:font-size-asian="9pt" style:font-size-complex="9pt"/>
    </style:style>
    <style:style style:name="P5" style:family="paragraph" style:parent-style-name="Standard">
      <style:paragraph-properties fo:line-height="150%" fo:text-align="center" style:justify-single-word="false"/>
      <style:text-properties fo:font-size="9pt" fo:language="en" fo:country="US" fo:font-weight="bold" officeooo:rsid="001a5ef2" officeooo:paragraph-rsid="001a5ef2" style:font-size-asian="7.84999990463257pt" style:font-weight-asian="bold" style:font-size-complex="9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9pt" fo:language="en" fo:country="US" fo:font-weight="bold" officeooo:rsid="001a5ef2" officeooo:paragraph-rsid="001a5ef2" style:font-size-asian="7.84999990463257pt" style:font-weight-asian="bold" style:font-size-complex="9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9pt" fo:language="en" fo:country="US" fo:font-weight="bold" officeooo:rsid="001a9e76" officeooo:paragraph-rsid="001a9e76" style:font-size-asian="7.84999990463257pt" style:font-weight-asian="bold" style:font-size-complex="9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9pt" fo:language="en" fo:country="US" fo:font-weight="normal" officeooo:rsid="001a5ef2" officeooo:paragraph-rsid="001a5ef2" style:font-size-asian="7.84999990463257pt" style:font-weight-asian="normal" style:font-size-complex="9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9pt" fo:language="en" fo:country="US" fo:font-weight="normal" officeooo:rsid="001a9e76" officeooo:paragraph-rsid="001a9e76" style:font-size-asian="7.84999990463257pt" style:font-weight-asian="normal" style:font-size-complex="9pt" style:font-weight-complex="normal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a9e76"/>
    </style:style>
    <style:style style:name="P12" style:family="paragraph" style:parent-style-name="Standard">
      <style:paragraph-properties fo:line-height="150%" fo:text-align="start" style:justify-single-word="false"/>
      <style:text-properties fo:font-size="8pt" officeooo:rsid="001a9e76" officeooo:paragraph-rsid="001a9e76" style:font-size-asian="8pt" style:font-size-complex="8pt"/>
    </style:style>
    <style:style style:name="P13" style:family="paragraph" style:parent-style-name="Standard">
      <style:paragraph-properties fo:line-height="150%" fo:text-align="start" style:justify-single-word="false"/>
      <style:text-properties fo:font-size="8pt" fo:language="en" fo:country="US" fo:font-weight="normal" officeooo:rsid="001a9e76" officeooo:paragraph-rsid="001a9e76" style:font-size-asian="8pt" style:font-weight-asian="normal" style:font-size-complex="8pt" style:font-weight-complex="normal"/>
    </style:style>
    <style:style style:name="P14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15" style:family="paragraph" style:parent-style-name="Standard" style:list-style-name="">
      <style:text-properties fo:font-size="9pt" officeooo:rsid="001a5ef2" officeooo:paragraph-rsid="001a5ef2" style:font-size-asian="9pt" style:font-size-complex="9pt"/>
    </style:style>
    <style:style style:name="P16" style:family="paragraph" style:parent-style-name="Standard" style:list-style-name="">
      <style:text-properties fo:font-size="9pt" fo:font-weight="bold" officeooo:rsid="001a5ef2" officeooo:paragraph-rsid="001a5ef2" style:font-size-asian="9pt" style:font-weight-asian="bold" style:font-size-complex="9pt" style:font-weight-complex="bold"/>
    </style:style>
    <style:style style:name="P17" style:family="paragraph" style:parent-style-name="Standard" style:list-style-name="">
      <style:text-properties fo:font-size="9pt" fo:font-weight="normal" officeooo:rsid="001a5ef2" officeooo:paragraph-rsid="001a5ef2" style:font-size-asian="9pt" style:font-weight-asian="normal" style:font-size-complex="9pt" style:font-weight-complex="normal"/>
    </style:style>
    <style:style style:name="P18" style:family="paragraph" style:parent-style-name="Standard" style:list-style-name="">
      <style:paragraph-properties>
        <style:tab-stops>
          <style:tab-stop style:position="0.9909in"/>
          <style:tab-stop style:position="2in"/>
          <style:tab-stop style:position="3.0264in"/>
          <style:tab-stop style:position="3.5264in"/>
          <style:tab-stop style:position="4.9646in"/>
        </style:tab-stops>
      </style:paragraph-properties>
      <style:text-properties fo:font-size="9pt" fo:font-weight="normal" officeooo:rsid="001a5ef2" officeooo:paragraph-rsid="001a5ef2" style:font-size-asian="9pt" style:font-weight-asian="normal" style:font-size-complex="9pt" style:font-weight-complex="normal"/>
    </style:style>
    <style:style style:name="P19" style:family="paragraph">
      <loext:graphic-properties draw:fill-color="#000000"/>
    </style:style>
    <style:style style:name="P20" style:family="paragraph">
      <loext:graphic-properties draw:fill-color="#ffffff"/>
    </style:style>
    <style:style style:name="T1" style:family="text">
      <style:text-properties fo:font-size="9pt" fo:language="en" fo:country="US" fo:font-weight="normal" officeooo:rsid="001a9e76" style:font-size-asian="7.84999990463257pt" style:font-weight-asian="normal" style:font-size-complex="9pt" style:font-weight-complex="normal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a9e76" style:font-weight-asian="normal" style:font-weight-complex="normal"/>
    </style:style>
    <style:style style:name="T4" style:family="text">
      <style:text-properties fo:language="en" fo:country="US" fo:font-weight="normal" officeooo:rsid="001be3a4" style:font-weight-asian="normal" style:font-weight-complex="normal"/>
    </style:style>
    <style:style style:name="T5" style:family="text">
      <style:text-properties officeooo:rsid="001cf753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1e0add"/>
    </style:style>
    <style:style style:name="gr1" style:family="graphic">
      <style:graphic-properties draw:fill-color="#000000" draw:textarea-horizontal-align="justify" draw:textarea-vertical-align="middle" draw:auto-grow-height="false" fo:min-height="0.2457in" fo:min-width="0.5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2457in" fo:min-width="0.5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[Logo of Universidad de Los Andes]<text:tab/><text:tab/><text:tab/></text:p>
      <text:p text:style-name="P10"><text:tab/><text:tab/></text:p>
      <text:h text:style-name="P15" text:outline-level="1">Bogotá D.C. January 18, 2018</text:h>
      <text:h text:style-name="P15" text:outline-level="1"/>
      <text:h text:style-name="P15" text:outline-level="1">Student</text:h>
      <text:h text:style-name="P16" text:outline-level="1">Iván Mauricio Burbano Aldana</text:h>
      <text:h text:style-name="P17" text:outline-level="1">Code 201423205 – Master’s Program in Sciences Physics</text:h>
      <text:h text:style-name="P17" text:outline-level="1">City</text:h>
      <text:h text:style-name="P17" text:outline-level="1"/>
      <text:h text:style-name="P17" text:outline-level="1">Dear Iván,</text:h>
      <text:h text:style-name="P17" text:outline-level="1"/>
      <text:h text:style-name="P17" text:outline-level="1">I allow myself to communicate to you that the Committee of Academical Matters of the Faculty of Science<text:span text:style-name="T5">s</text:span> decided to:</text:h>
      <text:h text:style-name="P17" text:outline-level="1"><draw:custom-shape text:anchor-type="paragraph" draw:z-index="0" draw:name="Shape1" draw:style-name="gr1" draw:text-style-name="P19" svg:width="0.5614in" svg:height="0.2461in" svg:x="1.9811in" svg:y="0.1937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20" svg:width="0.5614in" svg:height="0.2461in" svg:x="3.7799in" svg:y="0.1953in"><text:p/><draw:enhanced-geometry svg:viewBox="0 0 21600 21600" draw:type="rectangle" draw:enhanced-path="M 0 0 L 21600 0 21600 21600 0 21600 0 0 Z N"/></draw:custom-shape></text:h>
      <text:h text:style-name="P18" text:outline-level="1"><text:tab/>Approve<text:tab/><text:tab/>Deny </text:h>
      <text:p text:style-name="P3"/>
      <text:p text:style-name="P5">YOUR REQUEST FOR</text:p>
      <text:p text:style-name="P6">Voluntary leave from the Master’s Program in Sciences Physics as of the first semester of 2019. </text:p>
      <text:p text:style-name="P6"/>
      <text:p text:style-name="P8">The leave <text:span text:style-name="T7">i</text:span>s effective as long as you maintain your status as regular student and are not suspended academically or disciplinarily. </text:p>
      <text:p text:style-name="P9"/>
      <text:p text:style-name="P9">Recall that in order to reintegrate yourself to the university you need to file the corresponding request in the dates stablished by the Records and Admissions Office. </text:p>
      <text:p text:style-name="P9"/>
      <text:p text:style-name="P9">Cordially,</text:p>
      <text:p text:style-name="P9"/>
      <text:p text:style-name="P9">[Signature Appears]</text:p>
      <text:p text:style-name="P7">Luis Anibal García López</text:p>
      <text:p text:style-name="P9">General Secretary</text:p>
      <text:p text:style-name="P9">Faculty of Sciences</text:p>
      <text:p text:style-name="P9">Copies:<text:tab/><text:tab/>Faculty of Sciences</text:p>
      <text:p text:style-name="P9"><text:tab/><text:tab/>Physics Department</text:p>
      <text:p text:style-name="P9"><text:tab/><text:tab/>Records and admissions</text:p>
      <text:p text:style-name="P9">Deanship</text:p>
      <text:p text:style-name="P9">Cra. 1 No. 18A-10, Block I – Chapel House, Bogotá, Colombia| Tel: (571) 3394949 /99 – Ext. 3309</text:p>
      <text:p text:style-name="P11"><text:span text:style-name="T1">http://ciencias.uniandes.edu.co | E-mail: </text:span><text:span text:style-name="T6">facciencias@uniandes.edu.co</text:span></text:p>
      <text:p text:style-name="P12"><text:span text:style-name="T3">U</text:span><text:span text:style-name="T2">niversidad de los Andes | </text:span><text:span text:style-name="T4">Supervised by the Ministry of Education | Recognition as a University: Decree 1297 of May 30, 1964. Recognition legal status: Resolution 28 of February 23, 1949 Ministry of Justice</text:span><text:span text:style-name="T2"> </text:span></text:p>
      <text:p text:style-name="P13"/>
      <text:p text:style-name="P2"/>
      <text:p text:style-name="P4">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Ginanneschi</meta:initial-creator>
    <meta:editing-cycles>18</meta:editing-cycles>
    <meta:creation-date>2017-11-27T18:45:00</meta:creation-date>
    <dc:date>2019-03-19T14:37:55.411749302</dc:date>
    <meta:editing-duration>PT58M50S</meta:editing-duration>
    <meta:generator>LibreOffice/6.1.2.1$MacOSX_X86_64 LibreOffice_project/65905a128db06ba48db947242809d14d3f9a93fe</meta:generator>
    <meta:document-statistic meta:table-count="0" meta:image-count="0" meta:object-count="0" meta:page-count="1" meta:paragraph-count="26" meta:word-count="191" meta:character-count="1253" meta:non-whitespace-character-count="10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